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383a42" style:font-name="Source Code Pro" fo:font-size="10.5pt" style:font-size-asian="10.5pt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officeooo:rsid="0012825e"/>
    </style:style>
    <style:style style:name="T1" style:family="text">
      <style:text-properties fo:color="#c18401" style:font-name="Source Code Pro" fo:font-size="10.5pt" style:font-size-asian="10.5pt"/>
    </style:style>
    <style:style style:name="T2" style:family="text">
      <style:text-properties fo:color="#383a42"/>
    </style:style>
    <style:style style:name="T3" style:family="text">
      <style:text-properties fo:color="#383a42" style:font-name="Source Code Pro" fo:font-size="10.5pt" style:font-size-asian="10.5pt"/>
    </style:style>
    <style:style style:name="T4" style:family="text">
      <style:text-properties officeooo:rsid="0012825e"/>
    </style:style>
    <style:style style:name="T5" style:family="text">
      <style:text-properties officeooo:rsid="0013b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 密码：908707</text:p>
      <text:p text:style-name="Standard"><text:span text:style-name="默认段落字体"><text:span text:style-name="T1">source</text:span></text:span><text:span text:style-name="默认段落字体"><text:span text:style-name="T2"> </text:span></text:span><text:span text:style-name="默认段落字体"><text:span text:style-name="T3">~/.bashrc 更新环境变量</text:span></text:span></text:p>
      <text:p text:style-name="P1">sudo gedit ~/.bashrc <text:s/>修改bashrc <text:s/></text:p>
      <text:p text:style-name="P1">CUDA：已经安装了11.1</text:p>
      <text:p text:style-name="P1">export PATH=/usr/local/cuda-10.1/bin${PATH:+:${PATH}}</text:p>
      <text:p text:style-name="P1">export LD_LIBRARY_PATH=/usr/local/cuda-10.1/lib64\${LD_LIBRARY_PATH:+:${LD_LIBRARY_PATH}}</text:p>
      <text:p text:style-name="P1">在文件夹中按：ctrl+h 可以查看隐藏目录</text:p>
      <text:p text:style-name="P1">将截屏复制到剪贴板：shift+ctrl+PrtSc</text:p>
      <text:p text:style-name="Standard">p<text:span text:style-name="T4">ython库搜索路径的问题：export PYTHONPATH=$PYTHONPATH:./如果在.sh文件中那么只对当前sh文件中的进程有效，可以在python文件中</text:span><text:span text:style-name="T5">：sys.path.append</text:span></text:p>
      <text:p text:style-name="Standard"/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 去除用户级别的安装暂时解决了问题</text:p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text-align="center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Footer" style:family="paragraph" style:parent-style-name="Text_20_body" style:class="extra">
      <style:paragraph-properties fo:text-align="start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默认段落字体" style:family="text"/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页脚_20_字符" style:display-name="页脚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1-03T13:01:00Z</meta:creation-date>
    <dc:date>2024-11-09T22:13:12.008109977</dc:date>
    <meta:editing-cycles>17</meta:editing-cycles>
    <meta:editing-duration>PT37M43S</meta:editing-duration>
    <meta:document-statistic meta:table-count="0" meta:image-count="0" meta:object-count="0" meta:page-count="1" meta:paragraph-count="16" meta:word-count="262" meta:character-count="800" meta:non-whitespace-character-count="779"/>
    <meta:template xlink:type="simple" xlink:actuate="onRequest" xlink:title="" xlink:href="Normal"/>
  </office:meta>
</office:document-meta>
</file>